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9" draw:text-style-name="P5" draw:layer="layout" svg:width="3.4cm" svg:height="1cm" svg:x="2cm" svg:y="6.9cm">
          <draw:text-box>
            <text:p><text:span text:style-name="T2">T</text:span></text:p>
          </draw:text-box>
        </draw:frame>
        <draw:frame draw:style-name="gr10" draw:text-style-name="P6" draw:layer="layout" svg:width="1.086cm" svg:height="0.645cm" svg:x="2.224cm" svg:y="7.249cm">
          <draw:text-box>
            <text:p><text:span text:style-name="T3">orig</text:span></text:p>
          </draw:text-box>
        </draw:frame>
        <draw:line draw:style-name="gr11" draw:text-style-name="P2" draw:layer="layout" svg:x1="5.1cm" svg:y1="3.1cm" svg:x2="6.2cm" svg:y2="3.1cm">
          <text:p/>
        </draw:line>
        <draw:frame draw:style-name="gr12" draw:text-style-name="P7" draw:layer="layout" svg:width="1.5cm" svg:height="0.8cm" svg:x="5cm" svg:y="3.1cm">
          <draw:text-box>
            <text:p><text:span text:style-name="T4">copy</text:span></text:p>
          </draw:text-box>
        </draw:frame>
        <draw:custom-shape draw:style-name="gr13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4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688cm" svg:y="-0.184cm">
          <draw:text-box>
            <text:p text:style-name="P1"><text:span text:style-name="T1">1</text:span></text:p>
          </draw:text-box>
        </draw:frame>
        <draw:custom-shape draw:style-name="gr13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871cm" svg:y="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7.388cm" svg:y="1.48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788cm" svg:y="1.478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6.988cm" svg:y="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88cm" svg:y="3.57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4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7.776cm" svg:y="5.391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7.188cm" svg:y="5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7.376cm" svg:y1="5.691cm" svg:x2="7.963cm" svg:y2="4.903cm" draw:start-shape="id11" draw:start-glue-point="4" draw:end-shape="id10" draw:end-glue-point="7" svg:d="M7376 5691c0-84 587 310 587-788" svg:viewBox="0 0 588 792">
          <text:p/>
        </draw:connector>
        <draw:custom-shape draw:style-name="gr15" draw:text-style-name="P4" draw:layer="layout" svg:width="0.4cm" svg:height="0.4cm" svg:x="8.288cm" svg:y="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76cm" svg:y="3.591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6.872cm" svg:y="2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488cm" svg:y="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288cm" svg:y="1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076cm" svg:y="4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247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864cm" svg:y="3.604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0.547cm" svg:y="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8" draw:text-style-name="P8" draw:layer="layout" svg:width="5.3cm" svg:height="1.199cm" svg:x="6.1cm" svg:y="6.8cm">
          <draw:text-box>
            <text:p text:style-name="P1"><text:span text:style-name="T4">Sever </text:span><text:span text:style-name="T5">u </text:span><text:span text:style-name="T4">= 6 from its original parent, 4</text:span></text:p>
          </draw:text-box>
        </draw:frame>
        <draw:line draw:style-name="gr11" draw:text-style-name="P2" draw:layer="layout" svg:x1="11.4cm" svg:y1="3.101cm" svg:x2="12.5cm" svg:y2="3.101cm">
          <text:p/>
        </draw:line>
        <draw:custom-shape draw:style-name="gr13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4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988cm" svg:y="-0.183cm">
          <draw:text-box>
            <text:p text:style-name="P1"><text:span text:style-name="T1">1</text:span></text:p>
          </draw:text-box>
        </draw:frame>
        <draw:custom-shape draw:style-name="gr13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171cm" svg:y="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3.688cm" svg:y="1.487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6.088cm" svg:y="1.479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13.288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88cm" svg:y="3.579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4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4.076cm" svg:y="5.392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13.488cm" svg:y="5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588cm" svg:y="4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76cm" svg:y="3.592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3.172cm" svg:y="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788cm" svg:y="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588cm" svg:y="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376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547cm" svg:y="4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7.164cm" svg:y="3.605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6.847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8" draw:text-style-name="P8" draw:layer="layout" svg:width="5.3cm" svg:height="1.199cm" svg:x="12.5cm" svg:y="6.801cm">
          <draw:text-box>
            <text:p text:style-name="P1"><text:span text:style-name="T4">Reparent </text:span><text:span text:style-name="T5">u</text:span><text:span text:style-name="T4"> = 6 to its new parent, </text:span><text:span text:style-name="T5">v</text:span><text:span text:style-name="T4"> = 3</text:span></text:p>
          </draw:text-box>
        </draw:frame>
        <draw:connector draw:style-name="gr7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9" draw:text-style-name="P5" draw:layer="layout" svg:width="1.9cm" svg:height="1cm" svg:x="15.8cm" svg:y="5.8cm">
          <draw:text-box>
            <text:p><text:span text:style-name="T2">T</text:span><text:span text:style-name="T6">(</text:span><text:span text:style-name="T2">q</text:span><text:span text:style-name="T6">)</text:span></text:p>
          </draw:text-box>
        </draw:frame>
        <draw:g>
          <draw:path draw:style-name="gr19" draw:text-style-name="P9" draw:layer="layout" svg:width="0.499cm" svg:height="0.45cm" svg:x="7.253cm" svg:y="5.173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9" draw:text-style-name="P9" draw:layer="layout" svg:width="0.042cm" svg:height="0.03cm" svg:x="7.611cm" svg:y="5.385cm" svg:viewBox="0 0 43 31" svg:d="M21 31c-7 0-14 0-21 0 0-10 0-20 0-31 14 0 28 0 43 0 0 11 0 21 0 31-8 0-15 0-22 0z">
            <text:p/>
          </draw:path>
          <draw:path draw:style-name="gr19" draw:text-style-name="P9" draw:layer="layout" svg:width="0.042cm" svg:height="0.03cm" svg:x="7.685cm" svg:y="5.385cm" svg:viewBox="0 0 43 31" svg:d="M21 31c-7 0-14 0-21 0 0-10 0-20 0-31 14 0 28 0 43 0 0 11 0 21 0 31-8 0-15 0-22 0z">
            <text:p/>
          </draw:path>
        </draw:g>
        <draw:g>
          <draw:path draw:style-name="gr20" draw:text-style-name="P2" draw:layer="layout" svg:width="0.479cm" svg:height="0.479cm" svg:x="14.389cm" svg:y="5.767cm" svg:viewBox="0 0 480 480" svg:d="M21 357c119-119 238-238 357-357 34 34 68 68 102 103-118 119-237 237-356 356-42 7-83 14-124 21 7-41 14-82 21-123z">
            <text:p/>
          </draw:path>
          <draw:path draw:style-name="gr21" draw:text-style-name="P1" draw:layer="layout" svg:width="0.148cm" svg:height="0cm" draw:transform="skewX (-0.744382925975582) rotate (-0.785398163397448) translate (14.4107281424494cm 6.11832443472724cm)" svg:viewBox="0 0 149 1" svg:d="M0 1c50-1 100-1 149-1">
            <text:p/>
          </draw:path>
          <draw:path draw:style-name="gr21" draw:text-style-name="P1" draw:layer="layout" svg:width="0.493cm" svg:height="0cm" draw:transform="skewX (0.748397183255168) rotate (-2.35479822679075) translate (14.8114311914988cm 5.82443802357695cm)" svg:viewBox="0 0 494 1" svg:d="M0 0c165 0 329 1 494 1">
            <text:p/>
          </draw:path>
          <draw:path draw:style-name="gr21" draw:text-style-name="P1" draw:layer="layout" svg:width="0.052cm" svg:height="0.001cm" draw:transform="skewX (-0.724311639577647) rotate (-0.744382925975583) translate (14.3947363875492cm 6.2040258664235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46:08.454207303</dc:date>
    <meta:editing-duration>PT14H52M7S</meta:editing-duration>
    <meta:editing-cycles>32</meta:editing-cycles>
    <meta:generator>LibreOffice/6.0.7.3$Linux_X86_64 LibreOffice_project/00m0$Build-3</meta:generator>
    <meta:document-statistic meta:object-count="101"/>
  </office:meta>
</office:document-meta>
</file>